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15.304cm"/>
    </style:style>
    <style:style style:name="co3" style:family="table-column">
      <style:table-column-properties fo:break-before="auto" style:column-width="14.1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fo:wrap-option="wrap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table table:name="store tex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3"/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u</text:p>
          </table:table-cell>
          <table:table-cell table:style-name="ce2" table:number-columns-repeated="16381"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Notifications counter from Old-Games.RU forum</text:p>
          </table:table-cell>
          <table:table-cell office:value-type="string" calcext:value-type="string">
            <text:p>Счетчик оповещений из форума Old-Games.R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ll description in extension page</text:p>
          </table:table-cell>
          <table:table-cell office:value-type="string" calcext:value-type="string">
            <text:p>Shows unread notifications from Old-Games.RU forum as the button with counter in the toolbar. Click it to open alerts page on Old-Games.RU forum.</text:p>
            <text:p/>
            <text:p>In order for this extension to work you have to log in to Old-Games.RU forum. No steps needed after that.</text:p>
          </table:table-cell>
          <table:table-cell office:value-type="string" calcext:value-type="string">
            <text:p>Показывает счетчик оповещений из форума Old-Games.RU в кнопке дополнения в панели инструментов. При нажатии открывает страницу оповещений на форуме Old-Games.RU.</text:p>
            <text:p/>
            <text:p>Для работы этого дополнения достаточно авторизоваться на форуме Old-Games.RU.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changelog 1.2.1</text:p>
          </table:table-cell>
          <table:table-cell table:style-name="Default" office:value-type="string" calcext:value-type="string">
            <text:p>- added i18n support and russian locale</text:p>
          </table:table-cell>
          <table:table-cell table:style-name="Default" office:value-type="string" calcext:value-type="string">
            <text:p>- добавлены поддержка i18n и русская локаль</text:p>
          </table:table-cell>
          <table:table-cell table:style-name="Default" table:number-columns-repeated="16381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4T22:51:30.433000000</dc:date>
    <meta:editing-duration>PT21M35S</meta:editing-duration>
    <meta:editing-cycles>8</meta:editing-cycles>
    <meta:generator>LibreOffice/7.4.3.2$Windows_X86_64 LibreOffice_project/1048a8393ae2eeec98dff31b5c133c5f1d08b890</meta:generator>
    <meta:document-statistic meta:table-count="1" meta:cell-count="12" meta:object-count="0"/>
  </office:meta>
</office:document-meta>
</file>